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MessageChannel.send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MessageChannel.subscribe( Message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MessageChannel.unsubscribe( Message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MessageChannel.send( Message &lt; ? &gt; message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MessageChannel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